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2.2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Resimleri kaydedebilmek için {{appName}}'in galeriye erişimi gerekmektedir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4.2$Linux_X86_64 LibreOffice_project/40$Build-2</meta:generator>
  </office:meta>
</office:document-meta>
</file>